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2.942cm" fo:min-width="3.792cm" fo:padding-top="0.142cm" fo:padding-bottom="0.142cm" fo:padding-left="0.267cm" fo:padding-right="0.267cm" draw:shadow="hidden" draw:shadow-color="#808080" draw:shadow-opacity="11%"/>
    </style:style>
    <style:style style:name="gr2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875cm" fo:min-width="3.53cm" fo:padding-top="0.142cm" fo:padding-bottom="0.142cm" fo:padding-left="0.267cm" fo:padding-right="0.267cm" draw:shadow="hidden" draw:shadow-color="#808080" draw:shadow-opacity="11%"/>
    </style:style>
    <style:style style:name="gr3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4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7.717cm" fo:min-width="4.33cm" fo:padding-top="0.142cm" fo:padding-bottom="0.142cm" fo:padding-left="0.267cm" fo:padding-right="0.267cm" draw:shadow="hidden" draw:shadow-color="#808080" draw:shadow-opacity="11%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02cm" fo:min-width="1.40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782cm" fo:min-width="2.54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1.748cm" fo:min-width="3.776cm" fo:padding-top="0.142cm" fo:padding-bottom="0.142cm" fo:padding-left="0.267cm" fo:padding-right="0.267cm" draw:shadow="hidden" draw:shadow-color="#808080" draw:shadow-opacity="11%"/>
    </style:style>
    <style:style style:name="gr9" style:family="graphic" style:parent-style-name="objectwithoutfill">
      <style:graphic-properties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26cm" svg:height="3.226cm" svg:x="18.78cm" svg:y="9.077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Transmitter</text:p>
          <text:p text:style-name="P1">(VHDL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4.064cm" svg:height="2.159cm" svg:x="18.911cm" svg:y="5.699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UART (TX)</text:p>
          <text:p text:style-name="P1">12 Mbit/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16.493cm" svg:y1="10.526cm" svg:x2="18.781cm" svg:y2="9.932cm" draw:start-shape="id1" draw:start-glue-point="10" draw:end-shape="id2" draw:end-glue-point="6" svg:d="M16493 10526c1744 0 601-594 2288-594" svg:viewBox="0 0 2289 595">
          <text:p/>
        </draw:connector>
        <draw:connector draw:style-name="gr3" draw:text-style-name="P2" draw:layer="layout" draw:type="curve" svg:x1="16.493cm" svg:y1="12.048cm" svg:x2="18.781cm" svg:y2="11.543cm" draw:start-shape="id1" draw:start-glue-point="9" draw:end-shape="id2" draw:end-glue-point="7" svg:d="M16493 12048c1744 0 601-505 2288-505" svg:viewBox="0 0 2289 506">
          <text:p/>
        </draw:connector>
        <draw:custom-shape draw:style-name="gr4" draw:text-style-name="P2" xml:id="id1" draw:id="id1" draw:layer="layout" svg:width="4.864cm" svg:height="8.001cm" svg:x="11.668cm" svg:y="7.35cm">
          <draw:glue-point draw:id="4" svg:x="5.037cm" svg:y="-3.57cm"/>
          <draw:glue-point draw:id="5" svg:x="5cm" svg:y="2.647cm"/>
          <draw:glue-point draw:id="6" svg:x="-4.999cm" svg:y="-2.352cm"/>
          <draw:glue-point draw:id="7" svg:x="-4.999cm" svg:y="2.647cm"/>
          <draw:glue-point draw:id="8" svg:x="5.037cm" svg:y="3.73cm"/>
          <draw:glue-point draw:id="9" svg:x="4.921cm" svg:y="0.873cm"/>
          <draw:glue-point draw:id="10" svg:x="4.921cm" svg:y="-1.031cm"/>
          <draw:glue-point draw:id="11" svg:x="-5cm" svg:y="3.889cm"/>
          <text:p text:style-name="P1">Controller</text:p>
          <text:p text:style-name="P1">(C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16.532cm" svg:y1="8.494cm" svg:x2="18.911cm" svg:y2="6.778cm" draw:start-shape="id1" draw:start-glue-point="4" draw:end-shape="id3" draw:end-glue-point="3" svg:d="M16532 8494c1785 0 596-1716 2379-1716" svg:viewBox="0 0 2380 1717">
          <text:p/>
        </draw:connector>
        <draw:connector draw:style-name="gr3" draw:text-style-name="P2" draw:layer="layout" draw:type="curve" svg:x1="23.106cm" svg:y1="10.69cm" svg:x2="24.241cm" svg:y2="10.652cm" draw:start-shape="id2" draw:start-glue-point="1" draw:end-shape="id4" draw:end-glue-point="3" svg:d="M23106 10690c865 0 298-38 1135-38" svg:viewBox="0 0 1136 39">
          <text:p/>
        </draw:connector>
        <draw:custom-shape draw:style-name="gr5" draw:text-style-name="P2" xml:id="id9" draw:id="id9" draw:layer="layout" svg:width="1.905cm" svg:height="1.27cm" svg:x="1.889cm" svg:y="5.445cm">
          <text:p text:style-name="P1">Ho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0.004cm" svg:x1="9.441cm" svg:y1="6.715cm" svg:x2="11.669cm" svg:y2="9.469cm" draw:start-shape="id5" draw:start-glue-point="1" draw:end-shape="id1" draw:end-glue-point="6" svg:d="M9441 6715c1677 0 563 2754 2228 2754" svg:viewBox="0 0 2229 2755">
          <text:p/>
        </draw:connector>
        <draw:custom-shape draw:style-name="gr6" draw:text-style-name="P2" xml:id="id4" draw:id="id4" draw:layer="layout" svg:width="3.048cm" svg:height="2.032cm" svg:x="24.241cm" svg:y="9.636cm">
          <text:p text:style-name="P1">RF out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93cm" svg:height="1.016cm" svg:x="10.254cm" svg:y="1.889cm">
          <draw:text-box>
            <text:p text:style-name="P1">Firmware</text:p>
          </draw:text-box>
        </draw:frame>
        <draw:custom-shape draw:style-name="gr8" draw:text-style-name="P2" xml:id="id5" draw:id="id5" draw:layer="layout" svg:width="4.31cm" svg:height="2.032cm" svg:x="5.131cm" svg:y="5.699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UART (RX)</text:p>
          <text:p text:style-name="P1">12 Mbit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4.064cm" svg:height="2.159cm" svg:x="18.911cm" svg:y="14.208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UART (TX)</text:p>
          <text:p text:style-name="P1">9.6 kbit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4.31cm" svg:height="2.032cm" svg:x="5.131cm" svg:y="14.081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UART (RX)</text:p>
          <text:p text:style-name="P1">9.6 kbit/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9.441cm" svg:y1="15.097cm" svg:x2="11.669cm" svg:y2="13.467cm" draw:start-shape="id6" draw:start-glue-point="1" draw:end-shape="id1" draw:end-glue-point="7" svg:d="M9441 15097c1671 0 557-1630 2228-1630" svg:viewBox="0 0 2229 1631">
          <text:p/>
        </draw:connector>
        <draw:connector draw:style-name="gr9" draw:text-style-name="P2" draw:layer="layout" draw:type="curve" svg:x1="16.532cm" svg:y1="14.334cm" svg:x2="18.911cm" svg:y2="15.287cm" draw:start-shape="id1" draw:start-glue-point="8" draw:end-shape="id7" draw:end-glue-point="3" svg:d="M16532 14334c1785 0 596 953 2379 953" svg:viewBox="0 0 2380 954">
          <text:p/>
        </draw:connector>
        <draw:connector draw:style-name="gr9" draw:text-style-name="P2" draw:layer="layout" draw:type="curve" svg:x1="16.532cm" svg:y1="11.35cm" svg:x2="18.78cm" svg:y2="10.69cm" draw:start-shape="id1" draw:start-glue-point="1" draw:end-shape="id2" draw:end-glue-point="3" svg:d="M16532 11350c1686 0 562-660 2248-660" svg:viewBox="0 0 2249 661">
          <text:p/>
        </draw:connector>
        <draw:custom-shape draw:style-name="gr8" draw:text-style-name="P2" xml:id="id8" draw:id="id8" draw:layer="layout" svg:width="4.31cm" svg:height="2.032cm" svg:x="5.131cm" svg:y="9.763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1">1pps coun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curve" svg:x1="9.441cm" svg:y1="10.779cm" svg:x2="11.668cm" svg:y2="11.35cm" draw:start-shape="id8" draw:start-glue-point="1" draw:end-shape="id1" draw:end-glue-point="3" svg:d="M9441 10779c1671 0 558 571 2227 571" svg:viewBox="0 0 2228 572">
          <text:p/>
        </draw:connector>
        <draw:connector draw:style-name="gr9" draw:text-style-name="P2" draw:layer="layout" draw:type="curve" svg:x1="3.794cm" svg:y1="6.08cm" svg:x2="5.131cm" svg:y2="6.715cm" draw:start-shape="id9" draw:start-glue-point="1" draw:end-shape="id5" draw:end-glue-point="3" svg:d="M3794 6080c988 0 320 635 1337 635" svg:viewBox="0 0 1338 636">
          <text:p/>
        </draw:connector>
        <draw:custom-shape draw:style-name="gr5" draw:text-style-name="P2" xml:id="id10" draw:id="id10" draw:layer="layout" svg:width="1.905cm" svg:height="1.27cm" svg:x="24.495cm" svg:y="5.318cm">
          <text:p text:style-name="P1">Hos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22.975cm" svg:y1="6.778cm" svg:x2="24.495cm" svg:y2="5.953cm" draw:start-shape="id3" draw:start-glue-point="1" draw:end-shape="id10" draw:end-glue-point="3" svg:d="M22975 6778c1153 0 394-825 1520-825" svg:viewBox="0 0 1521 826">
          <text:p/>
        </draw:connector>
        <draw:custom-shape draw:style-name="gr5" draw:text-style-name="P2" xml:id="id11" draw:id="id11" draw:layer="layout" svg:width="1.905cm" svg:height="1.27cm" svg:x="1.889cm" svg:y="12.303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3.794cm" svg:y1="12.938cm" svg:x2="5.131cm" svg:y2="10.779cm" draw:start-shape="id11" draw:start-glue-point="1" draw:end-shape="id8" draw:end-glue-point="3" svg:d="M3794 12938c988 0 320-2159 1337-2159" svg:viewBox="0 0 1338 2160">
          <text:p/>
        </draw:connector>
        <draw:connector draw:style-name="gr9" draw:text-style-name="P2" draw:layer="layout" draw:type="curve" svg:x1="3.794cm" svg:y1="12.938cm" svg:x2="5.131cm" svg:y2="15.097cm" draw:start-shape="id11" draw:start-glue-point="1" draw:end-shape="id6" draw:end-glue-point="3" svg:d="M3794 12938c988 0 320 2159 1337 2159" svg:viewBox="0 0 1338 2160">
          <text:p/>
        </draw:connector>
        <draw:custom-shape draw:style-name="gr5" draw:text-style-name="P2" xml:id="id12" draw:id="id12" draw:layer="layout" svg:width="1.905cm" svg:height="1.27cm" svg:x="24.749cm" svg:y="15.478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22.975cm" svg:y1="15.287cm" svg:x2="24.749cm" svg:y2="16.113cm" draw:start-shape="id7" draw:start-glue-point="1" draw:end-shape="id12" draw:end-glue-point="3" svg:d="M22975 15287c1344 0 457 826 1774 826" svg:viewBox="0 0 1775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6-12-03T19:21:26.826317252</dc:date>
    <meta:editing-duration>PT11M58S</meta:editing-duration>
    <meta:editing-cycles>3</meta:editing-cycles>
    <meta:generator>LibreOffice/5.2.2.2$Linux_X86_64 LibreOffice_project/20m0$Build-2</meta:generator>
    <meta:document-statistic meta:object-count="27"/>
  </office:meta>
</office:document-meta>
</file>